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R1" style:family="paragraph" style:parent-style-name="Heading_20_2">
      <style:paragraph-properties fo:margin-top="0.527cm" fo:margin-bottom="0.527cm"/>
    </style:style>
    <style:style style:name="TR1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T9_2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T10_2" style:family="text">
      <style:text-properties fo:font-style="italic" style:font-style-asian="italic" style:font-style-complex="italic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P13" style:family="paragraph" style:parent-style-name="Normal">
      <style:paragraph-properties fo:text-align="left" fo:text-indent="-0.37cm" fo:margin-top="0.423cm" fo:margin-left="1.27cm"/>
    </style:style>
    <style:style style:name="T13_1" style:family="text"/>
    <style:style style:name="P14" style:family="paragraph" style:parent-style-name="Normal">
      <style:paragraph-properties fo:text-align="left" fo:text-indent="-0.37cm" fo:margin-left="1.27cm"/>
    </style:style>
    <style:style style:name="T14_1" style:family="text"/>
    <style:style style:name="P15" style:family="paragraph" style:parent-style-name="Normal">
      <style:paragraph-properties fo:text-align="left" fo:text-indent="-0.37cm" fo:margin-left="1.27cm"/>
    </style:style>
    <style:style style:name="T15_1" style:family="text"/>
    <style:style style:name="P16" style:family="paragraph" style:parent-style-name="Normal">
      <style:paragraph-properties fo:text-align="left" fo:text-indent="-0.37cm" fo:margin-left="1.27cm"/>
    </style:style>
    <style:style style:name="T16_1" style:family="text"/>
    <style:style style:name="P17" style:family="paragraph" style:parent-style-name="Normal">
      <style:paragraph-properties fo:text-align="left" fo:text-indent="-0.37cm" fo:margin-left="1.27cm"/>
    </style:style>
    <style:style style:name="T17_1" style:family="text"/>
    <style:style style:name="P18" style:family="paragraph" style:parent-style-name="Normal">
      <style:paragraph-properties fo:text-align="left" fo:text-indent="-0.37cm" fo:margin-left="1.27cm"/>
    </style:style>
    <style:style style:name="T18_1" style:family="text">
      <style:text-properties fo:language="none" fo:language-asian="none" fo:language-complex="none" fo:font-weight="bold" style:font-weight-asian="bold" style:font-weight-complex="bold"/>
    </style:style>
    <style:style style:name="P19" style:family="paragraph" style:parent-style-name="Normal">
      <style:paragraph-properties fo:margin-top="0.423cm"/>
    </style:style>
    <style:style style:name="T19_1" style:family="text"/>
    <style:style style:name="T19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9_3" style:family="text"/>
    <style:style style:name="P20" style:family="paragraph" style:parent-style-name="Heading_20_3">
      <style:paragraph-properties fo:margin-top="0.496cm" fo:margin-bottom="0.496cm"/>
    </style:style>
    <style:style style:name="T2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1" style:family="paragraph" style:parent-style-name="Normal">
      <style:paragraph-properties fo:margin-top="0.423cm"/>
    </style:style>
    <style:style style:name="T21_1" style:family="text"/>
    <style:style style:name="T21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1_3" style:family="text"/>
    <style:style style:name="P22" style:family="paragraph" style:parent-style-name="Normal">
      <style:paragraph-properties fo:margin-top="0.423cm"/>
    </style:style>
    <style:style style:name="T22_1" style:family="text"/>
    <style:style style:name="T22_2" style:family="text">
      <style:text-properties fo:font-style="italic" style:font-style-asian="italic" style:font-style-complex="italic" fo:language="none" fo:language-asian="none" fo:language-complex="none"/>
    </style:style>
    <style:style style:name="T22_3" style:family="text"/>
    <style:style style:name="T22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2_5" style:family="text"/>
    <style:style style:name="T22_6" style:family="text">
      <style:text-properties fo:font-style="italic" style:font-style-asian="italic" style:font-style-complex="italic" fo:language="none" fo:language-asian="none" fo:language-complex="none"/>
    </style:style>
    <style:style style:name="T22_7" style:family="text"/>
    <style:style style:name="T22_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2_9" style:family="text"/>
    <style:style style:name="P23" style:family="paragraph" style:parent-style-name="Normal">
      <style:paragraph-properties fo:margin-top="0.423cm"/>
    </style:style>
    <style:style style:name="T23_1" style:family="text"/>
    <style:style style:name="T23_2" style:family="text">
      <style:text-properties fo:font-style="italic" style:font-style-asian="italic" style:font-style-complex="italic" fo:language="none" fo:language-asian="none" fo:language-complex="none"/>
    </style:style>
    <style:style style:name="T23_3" style:family="text"/>
    <style:style style:name="P24" style:family="paragraph" style:parent-style-name="Heading_20_3">
      <style:paragraph-properties fo:margin-top="0.496cm" fo:margin-bottom="0.496cm"/>
    </style:style>
    <style:style style:name="T24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5" style:family="paragraph" style:parent-style-name="Normal">
      <style:paragraph-properties fo:margin-top="0.423cm"/>
    </style:style>
    <style:style style:name="T25_1" style:family="text"/>
    <style:style style:name="T25_2" style:family="text">
      <style:text-properties fo:font-style="italic" style:font-style-asian="italic" style:font-style-complex="italic" fo:language="none" fo:language-asian="none" fo:language-complex="none"/>
    </style:style>
    <style:style style:name="T25_3" style:family="text"/>
    <style:style style:name="P26" style:family="paragraph" style:parent-style-name="Normal">
      <style:paragraph-properties fo:margin-top="0.423cm"/>
    </style:style>
    <style:style style:name="T26_1" style:family="text"/>
    <style:style style:name="T26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6_3" style:family="text"/>
    <style:style style:name="P27" style:family="paragraph" style:parent-style-name="Normal">
      <style:paragraph-properties fo:margin-top="0.423cm"/>
    </style:style>
    <style:style style:name="T27_1" style:family="text"/>
    <style:style style:name="T27_2" style:family="text">
      <style:text-properties fo:font-style="italic" style:font-style-asian="italic" style:font-style-complex="italic" fo:language="none" fo:language-asian="none" fo:language-complex="none"/>
    </style:style>
    <style:style style:name="T27_3" style:family="text"/>
    <style:style style:name="T27_4" style:family="text">
      <style:text-properties fo:font-style="italic" style:font-style-asian="italic" style:font-style-complex="italic" fo:language="none" fo:language-asian="none" fo:language-complex="none"/>
    </style:style>
    <style:style style:name="T27_5" style:family="text"/>
    <style:style style:name="T27_6" style:family="text">
      <style:text-properties fo:font-style="italic" style:font-style-asian="italic" style:font-style-complex="italic" fo:language="none" fo:language-asian="none" fo:language-complex="none"/>
    </style:style>
    <style:style style:name="T27_7" style:family="text"/>
    <style:style style:name="P28" style:family="paragraph" style:parent-style-name="Normal">
      <style:paragraph-properties fo:margin-top="0.423cm"/>
    </style:style>
    <style:style style:name="T28_1" style:family="text"/>
    <style:style style:name="T28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8_3" style:family="text"/>
    <style:style style:name="P29" style:family="paragraph" style:parent-style-name="Normal">
      <style:paragraph-properties fo:margin-top="0.423cm"/>
    </style:style>
    <style:style style:name="T29_1" style:family="text"/>
    <style:style style:name="T29_2" style:family="text">
      <style:text-properties fo:font-style="italic" style:font-style-asian="italic" style:font-style-complex="italic" fo:language="none" fo:language-asian="none" fo:language-complex="none"/>
    </style:style>
    <style:style style:name="P30" style:family="paragraph" style:parent-style-name="Normal">
      <style:paragraph-properties fo:margin-top="0.423cm"/>
    </style:style>
    <style:style style:name="T30_1" style:family="text"/>
    <style:style style:name="T30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1" style:family="paragraph" style:parent-style-name="Normal">
      <style:paragraph-properties fo:margin-top="0.423cm"/>
    </style:style>
    <style:style style:name="T31_1" style:family="text"/>
    <style:style style:name="T31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2" style:family="paragraph" style:parent-style-name="Normal">
      <style:paragraph-properties fo:margin-top="0.423cm"/>
    </style:style>
    <style:style style:name="T32_1" style:family="text"/>
    <style:style style:name="T32_2" style:family="text">
      <style:text-properties fo:font-style="italic" style:font-style-asian="italic" style:font-style-complex="italic" fo:language="none" fo:language-asian="none" fo:language-complex="none"/>
    </style:style>
    <style:style style:name="T32_3" style:family="text"/>
    <style:style style:name="P33" style:family="paragraph" style:parent-style-name="Normal">
      <style:paragraph-properties fo:margin-top="0.423cm"/>
    </style:style>
    <style:style style:name="T33_1" style:family="text"/>
    <style:style style:name="T33_2" style:family="text">
      <style:text-properties fo:font-style="italic" style:font-style-asian="italic" style:font-style-complex="italic" fo:language="none" fo:language-asian="none" fo:language-complex="none"/>
    </style:style>
    <style:style style:name="P34" style:family="paragraph" style:parent-style-name="Heading_20_2">
      <style:paragraph-properties fo:margin-top="0.527cm" fo:margin-bottom="0.527cm"/>
    </style:style>
    <style:style style:name="T34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5" style:family="paragraph" style:parent-style-name="Normal">
      <style:paragraph-properties fo:margin-top="0.423cm"/>
    </style:style>
    <style:style style:name="T35_1" style:family="text"/>
    <style:style style:name="P36" style:family="paragraph" style:parent-style-name="Normal">
      <style:paragraph-properties fo:margin-top="0.423cm" fo:margin-bottom="0.423cm"/>
    </style:style>
    <style:style style:name="T36_1" style:family="text"/>
    <style:style style:name="T36_2" style:family="text"/>
    <style:style style:name="T36_3" style:family="text">
      <style:text-properties fo:color="#0000ee" fo:language="none" fo:language-asian="none" fo:language-complex="none" style:text-underline-style="solid" style:text-underline-color="font-color"/>
    </style:style>
    <style:style style:name="T36_4" style:family="text"/>
  </office:automatic-styles>
  <office:body>
    <office:text>
      <text:tracked-changes text:track-changes="false">
        <text:changed-region xml:id="R_0_1" text:id="R_0_1">
          <text:deletion>
            <office:change-info>
              <dc:creator/>
              <dc:date>0001-01-01T00:00:00</dc:date>
            </office:change-info>
            <text:h text:style-name="PR1" text:outline-level="2"><text:span text:style-name="TR1_1">your</text:span></text:h>
          </text:deletion>
        </text:changed-region>
      </text:tracked-changes>
      <text:h text:style-name="P1" text:outline-level="1"><text:span text:style-name="T1_1">Playing<text:s/>With<text:s/>Blocks:<text:s/>The<text:s/>Basics<text:s/>of<text:s/>Blockchain<text:s/>Databases<text:s/>(Part<text:s/>2<text:s/>-<text:s/>Blockchain<text:s/>for<text:s/>Techies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8-11-04<text:s/>23:24:44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In<text:s/>our<text:s/>non-technical<text:s/>overview<text:s/>of<text:s/>blockchain,<text:s/>we<text:s/>discussed<text:s/>what<text:s/>a<text:s/>blockchain<text:s/>database<text:s/>is<text:s/>-<text:s/>a<text:s/>distributed,<text:s/>cryptographically<text:s/>secured,<text:s/>and<text:s/>immutable<text:s/>data<text:s/>structure<text:s/>used<text:s/>in<text:s/>applications<text:s/>like<text:s/>digital<text:s/>currencies.<text:s/>We<text:s/>discussed<text:s/>how<text:s/>blocks<text:s/>are<text:s/>cryptographically<text:s/>linked<text:s/>together<text:s/>to<text:s/>ensure<text:s/>that<text:s/>old<text:s/>records<text:s/>can<text:s/>not<text:s/>be<text:s/>changed,<text:s/>and<text:s/>why<text:s/>these<text:s/>types<text:s/>of<text:s/>databases<text:s/>are<text:s/>useful<text:s/>for<text:s/>applications<text:s/>where<text:s/>the<text:s/>immutability<text:s/>of<text:s/>data<text:s/>is<text:s/>key.</text:span></text:p>
      <text:p text:style-name="P8"><text:span text:style-name="T8_1">But<text:s/>how<text:s/>does<text:s/>this<text:s/>work<text:s/>technically?<text:s/>Let's<text:s/>take<text:s/>a<text:s/>deeper<text:s/>look<text:s/>at<text:s/>how<text:s/>blockchains<text:s/>are<text:s/>secured<text:s/>by<text:s/>the<text:s/>application<text:s/>of<text:s/>hashing<text:s/>and<text:s/>proof-of-work.</text:span></text:p>
      <text:h text:style-name="P9" text:outline-level="2"><text:span text:style-name="T9_1">It's<text:s/>all<text:s/>in<text:s/></text:span><text:change text:change-id="R_0_1"/><text:span text:style-name="T9_2"><text:s/>the<text:s/>block's<text:s/>head</text:span></text:h>
      <text:h text:style-name="P10" text:outline-level="3"><text:span text:style-name="T10_1">The<text:s/></text:span><text:span text:style-name="T10_2">block<text:s/>header</text:span></text:h>
      <text:p text:style-name="P11"><text:span text:style-name="T11_1">The<text:s/>key<text:s/>to<text:s/>understanding<text:s/>blockchain<text:s/>lies<text:s/>in<text:s/>a<text:s/>data<text:s/>structure<text:s/>included<text:s/>in<text:s/>every<text:s/>block<text:s/>of<text:s/>every<text:s/>blockchain.<text:s/>This<text:s/>data<text:s/>structure<text:s/>is<text:s/>called<text:s/>the<text:s/></text:span><text:span text:style-name="T11_2">block<text:s/>header</text:span><text:span text:style-name="T11_3">,<text:s/>and<text:s/>it<text:s/>contains<text:s/>several<text:s/>critical<text:s/>bits<text:s/>of<text:s/>information<text:s/>needed<text:s/>to<text:s/>secure<text:s/>the<text:s/>chain<text:s/>as<text:s/>it<text:s/>grows.</text:span></text:p>
      <text:p text:style-name="P12"><text:span text:style-name="T12_1">Let's<text:s/>look<text:s/>at<text:s/>the<text:s/>Bitcoin<text:s/>block<text:s/>header<text:s/>as<text:s/>an<text:s/>example.<text:s/>Each<text:s/>Bitcoin<text:s/>block<text:s/>contains<text:s/>an<text:s/>80<text:s/>byte<text:s/>header<text:s/>with<text:s/>the<text:s/>following<text:s/>information:<text:s/></text:span></text:p>
      <text:list text:style-name="LS1" xml:id="list0">
        <text:list-item>
          <text:p text:style-name="P13"><text:span text:style-name="T13_1">Version<text:s/>-<text:s/>the<text:s/>software<text:s/>version<text:s/>of<text:s/>the<text:s/>Bitcoin<text:s/>protocol</text:span></text:p>
        </text:list-item>
        <text:list-item>
          <text:p text:style-name="P14"><text:span text:style-name="T14_1">Timestamp<text:s/>-<text:s/>expressed<text:s/>in<text:s/>seconds<text:s/>since<text:s/>the<text:s/>Unix<text:s/>Epoch</text:span></text:p>
        </text:list-item>
        <text:list-item>
          <text:p text:style-name="P15"><text:span text:style-name="T15_1">Merkle<text:s/>Root<text:s/>-<text:s/>for<text:s/>our<text:s/>purposes<text:s/>here,<text:s/>we'll<text:s/>say<text:s/>this<text:s/>is<text:s/>a<text:s/>"fingerprint"<text:s/>of<text:s/>all<text:s/>the<text:s/>transactions<text:s/>in<text:s/>this<text:s/>block</text:span></text:p>
        </text:list-item>
        <text:list-item>
          <text:p text:style-name="P16"><text:span text:style-name="T16_1">Difficulty<text:s/>target<text:s/>-<text:s/>A<text:s/>256<text:s/>bit<text:s/>integer<text:s/>used<text:s/>in<text:s/>calculating<text:s/>proof<text:s/>of<text:s/>work</text:span></text:p>
        </text:list-item>
        <text:list-item>
          <text:p text:style-name="P17"><text:span text:style-name="T17_1">Nonce<text:s/>-<text:s/>The<text:s/>value<text:s/>added<text:s/>to<text:s/>the<text:s/>block<text:s/>header<text:s/>to<text:s/>demonstrate<text:s/>proof<text:s/>of<text:s/>work</text:span></text:p>
        </text:list-item>
        <text:list-item>
          <text:p text:style-name="P18"><text:span text:style-name="T18_1">Previous<text:s/>block<text:s/>hash<text:s/>-<text:s/>The<text:s/>SHA-256<text:s/>hash<text:s/>of<text:s/>the<text:s/>previous<text:s/>block<text:s/>header</text:span></text:p>
        </text:list-item>
      </text:list>
      <text:p text:style-name="P19"><text:span text:style-name="T19_1">All<text:s/>of<text:s/>this<text:s/>data<text:s/>is<text:s/>important<text:s/>and<text:s/>serves<text:s/>a<text:s/>purpose<text:s/>in<text:s/>the<text:s/>Bitcoin<text:s/>protocol.<text:s/>However,<text:s/>I've<text:s/>highlighted<text:s/>the<text:s/></text:span><text:span text:style-name="T19_2">previous<text:s/>block<text:s/>hash</text:span><text:span text:style-name="T19_3"><text:s/>because<text:s/>it<text:s/>is<text:s/>particularly<text:s/>important<text:s/>when<text:s/>discussing<text:s/>how<text:s/>the<text:s/>blockchain<text:s/>is<text:s/>secured!</text:span></text:p>
      <text:h text:style-name="P20" text:outline-level="3"><text:span text:style-name="T20_1">A<text:s/>quick<text:s/>review<text:s/>of<text:s/>hashes</text:span></text:h>
      <text:p text:style-name="P21"><text:span text:style-name="T21_1">Before<text:s/>we<text:s/>discuss<text:s/>the<text:s/>critical<text:s/>role<text:s/>that<text:s/>the<text:s/></text:span><text:span text:style-name="T21_2">previous<text:s/>block<text:s/>hash</text:span><text:span text:style-name="T21_3"><text:s/>section<text:s/>of<text:s/>the<text:s/>block<text:s/>header<text:s/>plays<text:s/>in<text:s/>securing<text:s/>the<text:s/>blockchain,<text:s/>let's<text:s/>step<text:s/>back<text:s/>and<text:s/>recall<text:s/>what<text:s/>a<text:s/>hash<text:s/>function<text:s/>does.<text:s/>When<text:s/>"hashing"<text:s/>data,<text:s/>a<text:s/>special<text:s/>algorithm<text:s/>called<text:s/>a<text:s/>"hash<text:s/>function"<text:s/>takes<text:s/>the<text:s/>data<text:s/>and<text:s/>outputs<text:s/>a<text:s/>unique<text:s/>"fingerprint"<text:s/>of<text:s/>the<text:s/>input<text:s/>data.<text:s/>These<text:s/>functions<text:s/>(at<text:s/>least<text:s/>if<text:s/>they<text:s/>are<text:s/>implemented<text:s/>properly)<text:s/>have<text:s/>two<text:s/>very<text:s/>important<text:s/>properties.</text:span></text:p>
      <text:p text:style-name="P22"><text:span text:style-name="T22_1">First,<text:s/>a<text:s/>particular<text:s/>chunk<text:s/>of<text:s/>data<text:s/></text:span><text:span text:style-name="T22_2">always</text:span><text:span text:style-name="T22_3"><text:s/>produces<text:s/>the<text:s/>same<text:s/>hash<text:s/>(or<text:s/>"fingerprint")<text:s/>every<text:s/>time<text:s/>it<text:s/>is<text:s/>run<text:s/>through<text:s/>the<text:s/>function.<text:s/>If<text:s/>you<text:s/>run<text:s/></text:span><text:span text:style-name="T22_4">Hello</text:span><text:span text:style-name="T22_5"><text:s/>through<text:s/>the<text:s/>SHA-256<text:s/>hashing<text:s/>algorithm,<text:s/>the<text:s/>result<text:s/>will<text:s/></text:span><text:span text:style-name="T22_6">always</text:span><text:span text:style-name="T22_7"><text:s/>be<text:s/></text:span><text:span text:style-name="T22_8">185f8db32271fe25f561a6fc938b2e264306ec304eda518007d1764826381969</text:span><text:span text:style-name="T22_9">.</text:span></text:p>
      <text:p text:style-name="P23"><text:span text:style-name="T23_1">Second,<text:s/>good<text:s/>hash<text:s/>functions<text:s/>avoid<text:s/></text:span><text:span text:style-name="T23_2">collisions</text:span><text:span text:style-name="T23_3">,<text:s/>where<text:s/>different<text:s/>data<text:s/>results<text:s/>in<text:s/>the<text:s/>same<text:s/>hash<text:s/>output.<text:s/>Using<text:s/>a<text:s/>proven<text:s/>algorithm<text:s/>such<text:s/>as<text:s/>SHA-256<text:s/>means<text:s/>that<text:s/>for<text:s/>every<text:s/>different<text:s/>input,<text:s/>a<text:s/>different<text:s/>hash<text:s/>is<text:s/>produced.<text:s/>Even<text:s/>if<text:s/>a<text:s/>single<text:s/>bit<text:s/>of<text:s/>input<text:s/>changes,<text:s/>the<text:s/>hash<text:s/>is<text:s/>radically<text:s/>different.<text:s/>"Hello"<text:s/>will<text:s/>produce<text:s/>a<text:s/>very<text:s/>different<text:s/>output<text:s/>than<text:s/>"hello",<text:s/>even<text:s/>though<text:s/>only<text:s/>a<text:s/>few<text:s/>bits<text:s/>of<text:s/>the<text:s/>input<text:s/>are<text:s/>changed.</text:span></text:p>
      <text:h text:style-name="P24" text:outline-level="3"><text:span text:style-name="T24_1">Hashes<text:s/>inside<text:s/>hashes<text:s/>inside<text:s/>hashes</text:span></text:h>
      <text:p text:style-name="P25"><text:span text:style-name="T25_1">Understanding<text:s/>these<text:s/>properties<text:s/>of<text:s/>hashes,<text:s/>we<text:s/>can<text:s/>better<text:s/>understand<text:s/>the<text:s/>interesting<text:s/>approach<text:s/>that<text:s/>blockchains<text:s/>take<text:s/>to<text:s/>securing<text:s/>the<text:s/>integrity<text:s/>of<text:s/>data<text:s/>in<text:s/>previous<text:s/>blocks<text:s/>when<text:s/>combined<text:s/>with<text:s/></text:span><text:span text:style-name="T25_2">proof<text:s/>of<text:s/>work</text:span><text:span text:style-name="T25_3">.</text:span></text:p>
      <text:p text:style-name="P26"><text:span text:style-name="T26_1">Each<text:s/>time<text:s/>a<text:s/>block<text:s/>is<text:s/>generated,<text:s/>proof<text:s/>of<text:s/>work<text:s/>is<text:s/>generated<text:s/>in<text:s/>the<text:s/>form<text:s/>of<text:s/>the<text:s/></text:span><text:span text:style-name="T26_2">nonce</text:span><text:span text:style-name="T26_3"><text:s/>included<text:s/>in<text:s/>the<text:s/>block<text:s/>header.<text:s/>This<text:s/>is<text:s/>computationally<text:s/>intensive<text:s/>and<text:s/>essentially<text:s/>proves<text:s/>that<text:s/>a<text:s/>miner<text:s/>spent<text:s/>a<text:s/>good<text:s/>bit<text:s/>of<text:s/>CPU<text:s/>power<text:s/>to<text:s/>find<text:s/>the<text:s/>answer<text:s/>to<text:s/>this<text:s/>cryptographic<text:s/>puzzle.</text:span></text:p>
      <text:p text:style-name="P27"><text:span text:style-name="T27_1">Now,<text:s/>when<text:s/>the<text:s/>nonce<text:s/>is<text:s/>included<text:s/>in<text:s/>the<text:s/>block<text:s/>header<text:s/>with<text:s/>the<text:s/>other<text:s/>data<text:s/>including<text:s/>the<text:s/></text:span><text:span text:style-name="T27_2">previous<text:s/>block<text:s/>hash</text:span><text:span text:style-name="T27_3">,<text:s/>we<text:s/>can<text:s/>hash<text:s/>the<text:s/></text:span><text:span text:style-name="T27_4">entire<text:s/>block<text:s/>header</text:span><text:span text:style-name="T27_5"><text:s/>to<text:s/>generate<text:s/>the<text:s/>unique<text:s/>fingerprint.<text:s/>This<text:s/>"block<text:s/>hash"<text:s/>is<text:s/>unique,<text:s/>and<text:s/>changing<text:s/></text:span><text:span text:style-name="T27_6">any<text:s/>data<text:s/>whatsoever</text:span><text:span text:style-name="T27_7"><text:s/>in<text:s/>the<text:s/>block<text:s/>header<text:s/>would<text:s/>create<text:s/>a<text:s/>radically<text:s/>different<text:s/>block<text:s/>hash.</text:span></text:p>
      <text:p text:style-name="P28"><text:span text:style-name="T28_1">Okay,<text:s/>so<text:s/>each<text:s/>block<text:s/>has<text:s/>an<text:s/>associated<text:s/>hash.<text:s/>What's<text:s/>the<text:s/>big<text:s/>deal?<text:s/>How<text:s/>does<text:s/>that<text:s/>help<text:s/>secure<text:s/>the<text:s/>blockchain?<text:s/>The<text:s/>magic<text:s/>of<text:s/>blockchain<text:s/>lies<text:s/>in<text:s/>that<text:s/>critical<text:s/>piece<text:s/>of<text:s/>data<text:s/>known<text:s/>as<text:s/>the<text:s/></text:span><text:span text:style-name="T28_2">previous<text:s/>block<text:s/>hash</text:span><text:span text:style-name="T28_3">.<text:s/>Recall<text:s/>that<text:s/>changing<text:s/>any<text:s/>bit<text:s/>of<text:s/>data<text:s/>in<text:s/>the<text:s/>input<text:s/>radically<text:s/>changes<text:s/>the<text:s/>output<text:s/>of<text:s/>a<text:s/>hash<text:s/>function.<text:s/>So<text:s/>what<text:s/>would<text:s/>happen<text:s/>if<text:s/>we<text:s/>tried<text:s/>to<text:s/>change<text:s/>a<text:s/>transaction<text:s/>2<text:s/>blocks<text:s/>back<text:s/>in<text:s/>our<text:s/>blockchain?</text:span></text:p>
      <text:p text:style-name="P29"><text:span text:style-name="T29_1">If<text:s/>a<text:s/>node<text:s/>tries<text:s/>to<text:s/>broadcast<text:s/>a<text:s/>fake<text:s/>blockchain<text:s/>to<text:s/>the<text:s/>network<text:s/>with<text:s/>a<text:s/>fake<text:s/>transaction<text:s/>2<text:s/>blocks<text:s/>back,<text:s/>the<text:s/>block<text:s/>hashes<text:s/>for<text:s/>each<text:s/>subsequent<text:s/>block<text:s/>would<text:s/>be<text:s/></text:span><text:span text:style-name="T29_2">radically<text:s/>different.</text:span></text:p>
      <text:p text:style-name="P30"><text:span text:style-name="T30_1">Let's<text:s/>look<text:s/>at<text:s/>an<text:s/>example.<text:s/>Let's<text:s/>say<text:s/>we<text:s/>have<text:s/>a<text:s/>really<text:s/>simple<text:s/>blockchain<text:s/>with<text:s/>some<text:s/>transaction<text:s/>data<text:s/>like<text:s/>so<text:s/>(Note<text:s/>-<text:s/>these<text:s/>hashes<text:s/>are<text:s/>made<text:s/>up<text:s/>for<text:s/>demonstration<text:s/>purposes):<text:s/></text:span><text:span text:style-name="T30_2">Block<text:s/>2:<text:s/>Time<text:s/>-<text:s/>3000<text:s/>Difficulty<text:s/>-<text:s/>1000000000000000000000000000000000000000000000000000000000<text:s/>Nonce<text:s/>-<text:s/>5345245<text:s/>Prev<text:s/>block<text:s/>hash<text:s/>-<text:s/>33a0b89fcce723e9f41f5d756ab1c20584afbe6dfa9ea18838ff3caf0915b5f5<text:s/>Transaction:<text:s/>Bob<text:s/>pays<text:s/>Alice<text:s/>6<text:s/>units<text:s/>Block<text:s/>1:<text:s/>Time<text:s/>-<text:s/>2000<text:s/>Difficulty<text:s/>-<text:s/>1000000000000000000000000000000000000000000000000000000000<text:s/>Nonce<text:s/>-<text:s/>2356343<text:s/>Prev<text:s/>block<text:s/>hash<text:s/>-<text:s/>f4ebb8b56f590188f5824276af552cd51a48ba774e3ad1350c2800b116d8f6f5<text:s/>Transaction:<text:s/>Alice<text:s/>pays<text:s/>Bob<text:s/>5<text:s/>units<text:s/>Block<text:s/>0:<text:s/>Time<text:s/>-<text:s/>1000<text:s/>Difficulty<text:s/>-<text:s/>1000000000000000000000000000000000000000000000000000000000<text:s/>Nonce<text:s/>-<text:s/>1232341234<text:s/>Prev<text:s/>block<text:s/>hash<text:s/>-<text:s/>0000000000000000000000000000000000000000000000000000000000000000<text:s/>Transaction:<text:s/>Alice<text:s/>pays<text:s/>Bob<text:s/>1<text:s/>unit<text:s/></text:span></text:p>
      <text:p text:style-name="P31"><text:span text:style-name="T31_1">Now<text:s/>let's<text:s/>say<text:s/>Bob<text:s/>gets<text:s/>greedy<text:s/>and<text:s/>tries<text:s/>to<text:s/>say<text:s/>that<text:s/>Alice<text:s/>paid<text:s/>him<text:s/>10<text:s/>units<text:s/>in<text:s/>the<text:s/>first<text:s/>transaction:<text:s/></text:span><text:span text:style-name="T31_2">Block<text:s/>2:<text:s/>Time<text:s/>-<text:s/>3000<text:s/>Difficulty<text:s/>-<text:s/>1000000000000000000000000000000000000000000000000000000000<text:s/>Nonce<text:s/>-<text:s/>9987983<text:s/>Prev<text:s/>block<text:s/>hash<text:s/>-<text:s/>9ae343e333cbb96427eb333bb8c443359e3cf926c9de9845ceb583577b945afb<text:s/>Transaction:<text:s/>Bob<text:s/>pays<text:s/>Alice<text:s/>6<text:s/>units<text:s/>Block<text:s/>1:<text:s/>Time<text:s/>-<text:s/>2000<text:s/>Difficulty<text:s/>-<text:s/>1000000000000000000000000000000000000000000000000000000000<text:s/>Nonce<text:s/>-<text:s/>390970<text:s/>Prev<text:s/>block<text:s/>hash<text:s/>-<text:s/>3f82f4cfe059b5a69a0fd5b4d34774af5ecdc672d988320d5fd186998969a645<text:s/>Transaction:<text:s/>Alice<text:s/>pays<text:s/>Bob<text:s/>5<text:s/>units<text:s/>Block<text:s/>0:<text:s/>Time<text:s/>-<text:s/>1000<text:s/>Difficulty<text:s/>-<text:s/>1000000000000000000000000000000000000000000000000000000000<text:s/>Nonce<text:s/>-<text:s/>235235<text:s/>Prev<text:s/>block<text:s/>hash<text:s/>-<text:s/>0000000000000000000000000000000000000000000000000000000000000000<text:s/>Transaction:<text:s/>Alice<text:s/>pays<text:s/>Bob<text:s/>10<text:s/>units<text:s/></text:span></text:p>
      <text:p text:style-name="P32"><text:span text:style-name="T32_1">Notice<text:s/>how<text:s/>different<text:s/>the<text:s/>hashes<text:s/>are<text:s/>for<text:s/>blocks<text:s/>1<text:s/>and<text:s/>2<text:s/>in<text:s/>Bob's<text:s/>fake<text:s/>blockchain.<text:s/>If<text:s/>these<text:s/>hashes<text:s/>are<text:s/>to<text:s/>be<text:s/>considered<text:s/>valid<text:s/>by<text:s/>a<text:s/>node<text:s/>in<text:s/>this<text:s/>currency's<text:s/>network,<text:s/>then<text:s/>each<text:s/>block<text:s/></text:span><text:span text:style-name="T32_2">must<text:s/>also<text:s/>demonstrate<text:s/>proof<text:s/>of<text:s/>work</text:span><text:span text:style-name="T32_3">.<text:s/>Since<text:s/>the<text:s/>data<text:s/>has<text:s/>changed<text:s/>in<text:s/>a<text:s/>block,<text:s/>a<text:s/>new<text:s/>nonce<text:s/>must<text:s/>be<text:s/>found<text:s/>to<text:s/>show<text:s/>that<text:s/>work<text:s/>was<text:s/>done.</text:span></text:p>
      <text:p text:style-name="P33"><text:span text:style-name="T33_1">Here<text:s/>is<text:s/>the<text:s/>most<text:s/>critical<text:s/>part<text:s/>-<text:s/>since<text:s/>the<text:s/>hash<text:s/>for<text:s/>block<text:s/>0<text:s/>has<text:s/>changed<text:s/>and<text:s/>is<text:s/>included<text:s/>in<text:s/>block<text:s/>1,<text:s/>proof<text:s/>of<text:s/>work<text:s/>has<text:s/>to<text:s/>be<text:s/>re-done<text:s/>for<text:s/>block<text:s/>1.<text:s/>And<text:s/>since<text:s/>block<text:s/>1's<text:s/>hash<text:s/>is<text:s/>included<text:s/>in<text:s/>block<text:s/>2,<text:s/>proof<text:s/>of<text:s/>work<text:s/>has<text:s/>to<text:s/>be<text:s/>re-done<text:s/>for<text:s/>block<text:s/>2.<text:s/>In<text:s/>other<text:s/>words,<text:s/>to<text:s/>try<text:s/>and<text:s/>fake<text:s/>a<text:s/>transaction<text:s/>2<text:s/>blocks<text:s/>back,<text:s/>Bob<text:s/>has<text:s/>to<text:s/>re-do<text:s/>proof<text:s/>of<text:s/>work<text:s/>for<text:s/>3<text:s/>whole<text:s/>blocks!!<text:s/>In<text:s/>the<text:s/>meantime,<text:s/>legitimate<text:s/>nodes<text:s/>only<text:s/>have<text:s/>to<text:s/>try<text:s/>and<text:s/>find<text:s/>a<text:s/>solution<text:s/>for<text:s/>the<text:s/>current<text:s/>block.<text:s/></text:span><text:span text:style-name="T33_2">It<text:s/>is<text:s/>clearly<text:s/>impractical,<text:s/>if<text:s/>not<text:s/>impossible,<text:s/>to<text:s/>"fake"<text:s/>a<text:s/>blockchain<text:s/>more<text:s/>than<text:s/>one<text:s/>or<text:s/>two<text:s/>block<text:s/>old,<text:s/>because<text:s/>proof<text:s/>of<text:s/>work<text:s/>has<text:s/>to<text:s/>be<text:s/>redone<text:s/>for<text:s/>many<text:s/>blocks<text:s/>in<text:s/>the<text:s/>time<text:s/>the<text:s/>legitimate<text:s/>network<text:s/>only<text:s/>has<text:s/>to<text:s/>prove<text:s/>one.</text:span></text:p>
      <text:h text:style-name="P34" text:outline-level="2"><text:span text:style-name="T34_1">Faking<text:s/>a<text:s/>blockchain<text:s/>take<text:s/>too<text:s/>much<text:s/>work!</text:span></text:h>
      <text:p text:style-name="P35"><text:span text:style-name="T35_1">Due<text:s/>to<text:s/>the<text:s/>interesting<text:s/>combination<text:s/>of<text:s/>hashing<text:s/>and<text:s/>proof-of-work<text:s/>algorithms,<text:s/>it<text:s/>is<text:s/>incredibly<text:s/>difficult<text:s/>if<text:s/>not<text:s/>impossible<text:s/>to<text:s/>fake<text:s/>history<text:s/>in<text:s/>a<text:s/>blockchain<text:s/>database.<text:s/>Because<text:s/>each<text:s/>block<text:s/>contains<text:s/>the<text:s/>hash<text:s/>of<text:s/>the<text:s/>previous<text:s/>block,<text:s/>changing<text:s/>history<text:s/>blocks<text:s/>back<text:s/>means<text:s/>that<text:s/>every<text:s/>bit<text:s/>of<text:s/>the<text:s/>chain<text:s/>on<text:s/>forward<text:s/>must<text:s/>be<text:s/>forged.<text:s/>While<text:s/>legitimate<text:s/>nodes<text:s/>only<text:s/>have<text:s/>to<text:s/>prove<text:s/>work<text:s/>for<text:s/>one<text:s/>block<text:s/>in<text:s/>that<text:s/>span<text:s/>of<text:s/>time,<text:s/>an<text:s/>attacker<text:s/>would<text:s/>have<text:s/>to<text:s/>calculate<text:s/>for<text:s/>many.<text:s/>Unless<text:s/>a<text:s/>malicious<text:s/>party<text:s/>has<text:s/>some<text:s/>amount<text:s/>of<text:s/>computing<text:s/>power<text:s/>the<text:s/>rest<text:s/>of<text:s/>us<text:s/>don't<text:s/>know<text:s/>about,<text:s/>it's<text:s/>nearly<text:s/>impossible<text:s/>to<text:s/>do<text:s/>so.</text:span></text:p>
      <text:p text:style-name="P36"><text:span text:style-name="T36_1">For<text:s/>the<text:s/>extra<text:s/>curious,<text:s/>Satoshi<text:s/>covers<text:s/>the<text:s/>math<text:s/>behind<text:s/>this<text:s/>concept<text:s/>extensively<text:s/>in<text:s/>section<text:s/>11<text:s/>of<text:s/>the<text:s/></text:span><text:span text:style-name="T36_2"><text:a xlink:type="simple" xlink:href="https://bitcoin.org/bitcoin.pdf"><text:span text:style-name="T36_3">Bitcoin<text:s/>whitepaper</text:span></text:a></text:span><text:span text:style-name="T36_4">.<text:s/>While<text:s/>I<text:s/>don't<text:s/>claim<text:s/>to<text:s/>understand<text:s/>this<text:s/>math<text:s/>very<text:s/>well<text:s/>myself,<text:s/>the<text:s/>paper<text:s/>does<text:s/>a<text:s/>good<text:s/>job<text:s/>of<text:s/>explaining<text:s/>its<text:s/>conclusions<text:s/>that<text:s/>forging<text:s/>blockchain<text:s/>history<text:s/>is<text:s/>a<text:s/>fool's<text:s/>errand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Playing With Blocks: The Basics of Blockchain Databases (Part 2 - Blockchain for Techies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